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FE000002EB149EB911EFE79888.png" manifest:media-type="image/png"/>
  <manifest:file-entry manifest:full-path="Pictures/10000001000001AA0000015E4CD698AA595344F3.png" manifest:media-type="image/png"/>
  <manifest:file-entry manifest:full-path="Pictures/10000001000003F3000002E9774F489C27F9B036.png" manifest:media-type="image/png"/>
  <manifest:file-entry manifest:full-path="Pictures/10000001000001750000010ADE5B30D8D41831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95f3e" officeooo:paragraph-rsid="00195f3e"/>
    </style:style>
    <style:style style:name="P4" style:family="paragraph" style:parent-style-name="Text_20_body" style:list-style-name="L1">
      <style:text-properties officeooo:paragraph-rsid="001808e5"/>
    </style:style>
    <style:style style:name="P5" style:family="paragraph" style:parent-style-name="Text_20_body">
      <style:text-properties officeooo:paragraph-rsid="001808e5"/>
    </style:style>
    <style:style style:name="T1" style:family="text">
      <style:text-properties officeooo:rsid="00195f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DING <text:span text:style-name="Strong_20_Emphasis">CHALLENGES</text:span></text:h>
      <text:p text:style-name="Text_20_body"><text:span text:style-name="Strong_20_Emphasis">Easy</text:span> <text:span text:style-name="Strong_20_Emphasis">:</text:span></text:p>
      <text:list text:style-name="L1">
        <text:list-item>
          <text:p text:style-name="P4"><text:s/></text:p>
        </text:list-item>
      </text:list>
      <text:p text:style-name="P5"/>
      <text:p text:style-name="Standard"><text:s/><draw:frame draw:style-name="fr1" draw:name="Image1" text:anchor-type="char" svg:x="0.1071in" svg:y="0.1902in" svg:width="3.8854in" svg:height="2.7709in" draw:z-index="0"><draw:image xlink:href="Pictures/10000001000001750000010ADE5B30D8D41831AD.png" xlink:type="simple" xlink:show="embed" xlink:actuate="onLoad" draw:mime-type="image/png"/></draw:frame></text:p>
      <text:p text:style-name="P3"><draw:frame draw:style-name="fr1" draw:name="Image2" text:anchor-type="char" svg:x="-0.5756in" svg:y="3.0882in" svg:width="6.6929in" svg:height="4.9319in" draw:z-index="1"><draw:image xlink:href="Pictures/10000001000003F3000002E9774F489C27F9B036.png" xlink:type="simple" xlink:show="embed" xlink:actuate="onLoad" draw:mime-type="image/png"/></draw:frame>2.</text:p>
      <text:p text:style-name="P2"><text:tab/><text:span text:style-name="T1">2.</text:span></text:p>
      <text:p text:style-name="Standard"><draw:frame draw:style-name="fr2" draw:name="Image3" text:anchor-type="char" svg:width="4.4374in" svg:height="3.6457in" draw:z-index="2"><draw:image xlink:href="Pictures/10000001000001AA0000015E4CD698AA595344F3.png" xlink:type="simple" xlink:show="embed" xlink:actuate="onLoad" draw:mime-type="image/png"/></draw:frame><draw:frame draw:style-name="fr1" draw:name="Image4" text:anchor-type="char" svg:x="-0.0311in" svg:y="3.7811in" svg:width="5.6736in" svg:height="4.1465in" draw:z-index="3"><draw:image xlink:href="Pictures/10000001000003FE000002EB149EB911EFE798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509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00:54:40.405654175</meta:creation-date>
    <dc:date>2024-01-07T01:14:29.909904752</dc:date>
    <meta:editing-duration>PT19M49S</meta:editing-duration>
    <meta:editing-cycles>2</meta:editing-cycles>
    <meta:generator>LibreOffice/7.5.9.2$Linux_X86_64 LibreOffice_project/50$Build-2</meta:generator>
    <meta:document-statistic meta:table-count="0" meta:image-count="4" meta:object-count="0" meta:page-count="2" meta:paragraph-count="6" meta:word-count="7" meta:character-count="32" meta:non-whitespace-character-count="27"/>
  </office:meta>
</office:document-meta>
</file>